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17cm" style:rel-column-width="65535*"/>
    </style:style>
    <style:style style:name="表47.A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" style:family="table">
      <style:table-properties style:width="17.013cm" fo:margin-left="0cm" fo:margin-right="-0.012cm" table:align="margins" style:writing-mode="lr-tb"/>
    </style:style>
    <style:style style:name="表3.A" style:family="table-column">
      <style:table-column-properties style:column-width="0.616cm" style:rel-column-width="349*"/>
    </style:style>
    <style:style style:name="表3.B" style:family="table-column">
      <style:table-column-properties style:column-width="7.904cm" style:rel-column-width="4481*"/>
    </style:style>
    <style:style style:name="表3.C" style:family="table-column">
      <style:table-column-properties style:column-width="8.493cm" style:rel-column-width="4815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 style:writing-mode="lr-tb"/>
    </style:style>
    <style:style style:name="表6.A" style:family="table-column">
      <style:table-column-properties style:column-width="0.616cm" style:rel-column-width="349*"/>
    </style:style>
    <style:style style:name="表6.B" style:family="table-column">
      <style:table-column-properties style:column-width="5.973cm" style:rel-column-width="3386*"/>
    </style:style>
    <style:style style:name="表6.C" style:family="table-column">
      <style:table-column-properties style:column-width="10.425cm" style:rel-column-width="5910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616cm" style:rel-column-width="349*"/>
    </style:style>
    <style:style style:name="表7.B" style:family="table-column">
      <style:table-column-properties style:column-width="5.973cm" style:rel-column-width="3386*"/>
    </style:style>
    <style:style style:name="表7.C" style:family="table-column">
      <style:table-column-properties style:column-width="10.425cm" style:rel-column-width="5910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5" style:family="paragraph" style:parent-style-name="Text_20_body">
      <style:paragraph-properties fo:margin-top="0cm" fo:margin-bottom="0cm" fo:line-height="150%" style:writing-mode="lr-tb"/>
    </style:style>
    <style:style style:name="P16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0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1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3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4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5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6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7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8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9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0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1" style:family="paragraph" style:parent-style-name="Table_20_Contents" style:list-style-name="L89">
      <style:text-properties style:font-name="Arial" fo:font-size="16pt" style:font-name-asian="Arial" style:font-size-asian="16pt" style:font-size-complex="16pt"/>
    </style:style>
    <style:style style:name="P32" style:family="paragraph" style:parent-style-name="Table_20_Contents" style:list-style-name="L90">
      <style:text-properties style:font-name="Arial" fo:font-size="16pt" style:font-name-asian="Arial" style:font-size-asian="16pt" style:font-size-complex="16pt"/>
    </style:style>
    <style:style style:name="P33" style:family="paragraph" style:parent-style-name="Table_20_Contents" style:list-style-name="L84">
      <style:text-properties style:font-name="Verdana" fo:font-size="16pt" style:font-size-asian="16pt" style:font-size-complex="16pt"/>
    </style:style>
    <style:style style:name="P34" style:family="paragraph" style:parent-style-name="Table_20_Contents" style:list-style-name="L85">
      <style:text-properties style:font-name="Verdana" fo:font-size="16pt" style:font-size-asian="16pt" style:font-size-complex="16pt"/>
    </style:style>
    <style:style style:name="P35" style:family="paragraph" style:parent-style-name="Table_20_Contents" style:list-style-name="L86">
      <style:text-properties style:font-name="Verdana" fo:font-size="16pt" style:font-size-asian="16pt" style:font-size-complex="16pt"/>
    </style:style>
    <style:style style:name="P36" style:family="paragraph" style:parent-style-name="Table_20_Contents" style:list-style-name="L87">
      <style:text-properties style:font-name="Verdana" fo:font-size="16pt" style:font-size-asian="16pt" style:font-size-complex="16pt"/>
    </style:style>
    <style:style style:name="P37" style:family="paragraph" style:parent-style-name="Table_20_Contents" style:list-style-name="L84">
      <style:text-properties style:font-name="Verdana" fo:font-size="16pt" fo:background-color="#996600" style:font-size-asian="16pt" style:font-size-complex="16pt"/>
    </style:style>
    <style:style style:name="P38" style:family="paragraph" style:parent-style-name="Table_20_Contents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83">
      <style:paragraph-properties fo:line-height="150%"/>
      <style:text-properties style:font-name="Arial" fo:font-size="16pt" style:font-name-asian="Arial" style:font-size-asian="16pt" style:font-size-complex="16pt"/>
    </style:style>
    <style:style style:name="P4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5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57" style:family="paragraph" style:parent-style-name="Text_20_body">
      <style:paragraph-properties fo:margin-top="0cm" fo:margin-bottom="0cm" fo:line-height="150%" style:writing-mode="lr-tb"/>
    </style:style>
    <style:style style:name="P5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5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6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4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6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0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background-color="#ccff66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style:language-asian="ja" style:country-asian="JP"/>
    </style:style>
    <style:style style:name="T19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20" style:family="text">
      <style:text-properties fo:color="#0084d1" fo:font-size="28pt" fo:font-weight="bold" fo:background-color="#ffff00" style:font-size-asian="28pt" style:font-size-complex="28pt"/>
    </style:style>
    <style:style style:name="T21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0">20200825_171613</text:p>
          </table:table-cell>
          <table:table-cell table:style-name="表14.B1" office:value-type="string">
            <text:p text:style-name="P8"/>
          </table:table-cell>
          <table:table-cell table:style-name="表14.B1" office:value-type="string">
            <text:p text:style-name="P6"/>
            <text:p text:style-name="P6"/>
          </table:table-cell>
          <table:table-cell table:style-name="表14.D1" office:value-type="string">
            <text:p text:style-name="P6"/>
            <text:p text:style-name="P6"/>
          </table:table-cell>
        </table:table-row>
        <table:table-row>
          <table:table-cell table:style-name="表14.A2" office:value-type="string">
            <text:p text:style-name="P7">20200826_162602</text:p>
          </table:table-cell>
          <table:table-cell table:style-name="表14.B2" office:value-type="string">
            <text:p text:style-name="P12"/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  <table:table-row>
          <table:table-cell table:style-name="表14.A2" office:value-type="string">
            <text:p text:style-name="P7">20200828_114247</text:p>
          </table:table-cell>
          <table:table-cell table:style-name="表14.B2" office:value-type="string">
            <text:p text:style-name="P12">@@%</text:p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</table:table>
      <text:p text:style-name="P11">@@#</text:p>
      <text:p text:style-name="P9">#20200930_120541</text:p>
      <table:table table:name="表13" table:style-name="表13">
        <table:table-column table:style-name="表13.A"/>
        <table:table-row>
          <table:table-cell table:style-name="表13.A1" office:value-type="string">
            <text:p text:style-name="P7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3.A2" office:value-type="string">
            <text:p text:style-name="P7"/>
          </table:table-cell>
        </table:table-row>
      </table:table>
      <text:p text:style-name="Standard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4">http://localhost/Eclipse_Luna/Cake_IFM11/fx_test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4">http://localhost/Eclipse_Luna/Cake_IFM11/fx_test/fx_tester_T_1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4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6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6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6"><text:a xlink:type="simple" xlink:href="http://localhost/Eclipse_Luna/Cake_IFM11/fx_utilities/util_3__Gen_Trading_Result_List" text:style-name="Internet_20_link" text:visited-style-name="Visited_20_Internet_20_Link"><text:span text:style-name="T14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4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4">http://localhost/Eclipse_Luna/Cake_IFM11/fx_test/fx_tester_T_1_V2?_Tester_T_1__Order_Genre=_Tester_T_1__Order_Genre__BUY&amp;</text:span>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4">Tester_T_1__Source_CSV_File_Name=(slice-by-day).(AUDJPY-M5).(2020-05-13).(20200530_134010_951771).csv&amp;Tester_T_1__Source_CSV_Dpath=C</text:span></text:a><text:span text:style-name="T14">:\WORKS_2\WS\WS_Others.prog\prog\D-7\2_2\VIRTUAL\Admin_Projects\curr\data\csv_raw\(slice-by-day).</text:span><text:span text:style-name="T14">(AUDJPY-M5).(2020-05-13_2020-05-21).</text:span><text:span text:style-name="T14">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7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4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17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4">C</text:span></text:a><text:span text:style-name="T10">:\Users\iwabuchiken\AppData\Roaming\MetaQuotes\Terminal\34</text:span><text:span text:style-name="T10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4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4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4">216</text:span></text:a><text:span text:style-name="T14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4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4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1"/>
      <text:p text:style-name="P15"><text:span text:style-name="T6">13.48_6</text:span><text:span text:style-name="T5">---------------------------------------------------------------------------</text:span></text:p>
      <text:p text:style-name="P18">[7] res free# JVEMV6 44#13.51.1_X / 44. currency / 13. tasks / 51. observe / 1. specific-selections:prev 4 bars ==&gt; all up/down / 20201026_131727</text:p>
      <text:p text:style-name="P7"/>
      <text:p text:style-name="P7">[do] <text:span text:style-name="T1">#_ </text:span></text:p>
      <text:list xml:id="list4395016721675539633" text:style-name="L76">
        <text:list-item>
          <text:p text:style-name="P43"><text:soft-page-break/>REVIEW </text:p>
          <text:list>
            <text:list-item>
              <text:p text:style-name="P43">prep <text:s text:c="3"/></text:p>
            </text:list-item>
          </text:list>
        </text:list-item>
      </text:list>
      <table:table table:name="表47" table:style-name="表47">
        <table:table-column table:style-name="表47.A"/>
        <table:table-row>
          <table:table-cell table:style-name="表47.A1" office:value-type="string">
            <text:p text:style-name="P7">C:\WORKS_2\WS\WS_Others.JVEMV6\JVEMV6\44_currency\10_prog-php\2_tester\log_JVE_44_6_2.[session-26~].ods</text:p>
          </table:table-cell>
        </table:table-row>
        <table:table-row>
          <table:table-cell table:style-name="表47.A2" office:value-type="string">
            <text:p text:style-name="P7"/>
          </table:table-cell>
        </table:table-row>
        <table:table-row>
          <table:table-cell table:style-name="表47.A2" office:value-type="string">
            <text:p text:style-name="P2">rem log file</text:p>
          </table:table-cell>
        </table:table-row>
        <table:table-row>
          <table:table-cell table:style-name="表47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7.A2" office:value-type="string">
            <text:p text:style-name="P2"/>
          </table:table-cell>
        </table:table-row>
      </table:table>
      <text:list xml:id="list37732070" text:continue-numbering="true" text:style-name="L76">
        <text:list-item>
          <text:p text:style-name="P54">TASK</text:p>
          <text:list>
            <text:list-item>
              <text:p text:style-name="P43">+ 520 and – 610 (28544408)</text:p>
              <text:list>
                <text:list-item>
                  <text:p text:style-name="P43">the trajectories ==&gt; identical → let's see the actual charts.</text:p>
                </text:list-item>
              </text:list>
            </text:list-item>
            <text:list-item>
              <text:p text:style-name="P54">Qs : 同じように、prev-4-bars が、４本連上げ、最後が loc-1 で、なお上がるもの、やはり下がるもの。２種類ある。　=&gt;　どんな相違がある？</text:p>
            </text:list-item>
          </text:list>
        </text:list-item>
      </text:list>
      <text:p text:style-name="P7">[next]</text:p>
      <text:list xml:id="list4849138758849910952" text:style-name="L77">
        <text:list-item>
          <text:p text:style-name="P44">TASK</text:p>
          <text:list>
            <text:list-item>
              <text:p text:style-name="P44">+230 <text:span text:style-name="T18">と、-610 (28546674)</text:span></text:p>
            </text:list-item>
          </text:list>
        </text:list-item>
      </text:list>
      <text:p text:style-name="P7">[further]</text:p>
      <text:p text:style-name="P7"><text:line-break/><text:span text:style-name="T13">[/ XXX] 20201026_144100</text:span></text:p>
      <text:p text:style-name="P7"/>
      <text:p text:style-name="P11"/>
      <text:p text:style-name="P15"><text:span text:style-name="T6">13.52_X</text:span><text:span text:style-name="T5">---------------------------------------------------------------------------</text:span></text:p>
      <text:p text:style-name="P18">[1] res free# JVEMV6 44#13.52_X / 44. currency / 13. tasks / 52. <text:soft-page-break/>new-tester : ea-7 <text:s/>/ 20201028_163804</text:p>
      <text:p text:style-name="P7"/>
      <text:p text:style-name="P7">[do] <text:span text:style-name="T1">#_ </text:span></text:p>
      <text:list xml:id="list1222173384791133269" text:style-name="L78">
        <text:list-item>
          <text:p text:style-name="P45">REVIEW </text:p>
        </text:list-item>
        <text:list-item>
          <text:p text:style-name="P45">TASK-1</text:p>
          <text:list>
            <text:list-item>
              <text:p text:style-name="P45"><text:span text:style-name="T1">#_ </text:span>T-1.1 : new folder</text:p>
              <text:list>
                <text:list-item>
                  <text:p text:style-name="P45">new file : ea-7_tasks-51_post-take-position-stats.mq4</text:p>
                </text:list-item>
                <text:list-item>
                  <text:p text:style-name="P45">C:\Users\iwabuchiken\AppData\Roaming\MetaQuotes\Terminal\34B08C83A5AAE27A4079DE708E60511E\MQL4\Experts\labs\ea-7_tasks-51_post-take-position-stats</text:p>
                </text:list-item>
              </text:list>
            </text:list-item>
            <text:list-item>
              <text:p text:style-name="P45"><text:span text:style-name="T1">#_ </text:span>T-1.2</text:p>
              <text:list>
                <text:list-item>
                  <text:p text:style-name="P45">C/P : ea-4.mq4</text:p>
                </text:list-item>
                <text:list-item>
                  <text:p text:style-name="P45">rename file ==&gt; ea-7_tasks-51_post-take-position-stats.mq4 <text:s text:c="3"/></text:p>
                </text:list-item>
              </text:list>
            </text:list-item>
            <text:list-item>
              <text:p text:style-name="P45">T-1.3 : new func</text:p>
              <text:list>
                <text:list-item>
                  <text:p text:style-name="P45">DUP : op_Post_Take_Position // lib_ea_2.mqh</text:p>
                  <text:list>
                    <text:list-item>
                      <text:p text:style-name="P45">//_20200428_144229:head</text:p>
                    </text:list-item>
                  </text:list>
                </text:list-item>
                <text:list-item>
                  <text:p text:style-name="P45">rename ==&gt; op_Post_Take_Position__V2 // lib_ea_2.mqh</text:p>
                  <text:list>
                    <text:list-item>
                      <text:p text:style-name="P45">//head:20201028_164614</text:p>
                    </text:list-item>
                  </text:list>
                </text:list-item>
                <text:list-item>
                  <text:p text:style-name="P45">revie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P2"/>
          </table:table-cell>
          <table:table-cell table:style-name="表3.A1" office:value-type="string">
            <text:p text:style-name="P2">step : 1 <text:s text:c="8"/>prep : vars</text:p>
          </table:table-cell>
          <table:table-cell table:style-name="表3.C1" office:value-type="string">
            <text:p text:style-name="P2">numOf_Target_Prev_Bars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 <text:s text:c="8"/>write : meta info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 <text:s text:c="8"/>write : ticket and others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.1 <text:s text:c="8"/>header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.2 <text:s text:c="8"/>body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.2 : X <text:s text:c="11"/>write</text:p>
          </table:table-cell>
          <table:table-cell table:style-name="表3.C2" office:value-type="string">
            <text:p text:style-name="P2"/>
          </table:table-cell>
        </table:table-row>
        <text:soft-page-break/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C2" office:value-type="string">
            <text:p text:style-name="P2"/>
          </table:table-cell>
        </table:table-row>
      </table:table>
      <text:list xml:id="list37737646" text:continue-numbering="true" text:style-name="L78">
        <text:list-item>
          <text:list>
            <text:list-item>
              <text:list>
                <text:list-item>
                  <text:p text:style-name="P45">coding</text:p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P7"><text:span text:style-name="T1">#_ </text:span></text:p>
          </table:table-cell>
          <table:table-cell table:style-name="表6.A1" office:value-type="string">
            <text:p text:style-name="P2">step : 2.1 <text:s text:c="8"/>header</text:p>
          </table:table-cell>
          <table:table-cell table:style-name="表6.C1" office:value-type="string">
            <text:p text:style-name="P2">//marker:20201028_165311</text:p>
          </table:table-cell>
        </table:table-row>
        <table:table-row>
          <table:table-cell table:style-name="表6.A2" office:value-type="string">
            <text:p text:style-name="P7"><text:span text:style-name="T1">#_ </text:span></text:p>
          </table:table-cell>
          <table:table-cell table:style-name="表6.A2" office:value-type="string">
            <text:p text:style-name="P2">step : 2.1 : 8</text:p>
          </table:table-cell>
          <table:table-cell table:style-name="表6.C2" office:value-type="string">
            <text:p text:style-name="P2">//code:20201028_165549</text:p>
          </table:table-cell>
        </table:table-row>
        <table:table-row>
          <table:table-cell table:style-name="表6.A2" office:value-type="string">
            <text:p text:style-name="P7"><text:span text:style-name="T1">#_ </text:span></text:p>
          </table:table-cell>
          <table:table-cell table:style-name="表6.A2" office:value-type="string">
            <text:p text:style-name="P2">step : 2.2 <text:s text:c="8"/>body</text:p>
          </table:table-cell>
          <table:table-cell table:style-name="表6.C2" office:value-type="string">
            <text:p text:style-name="P2">//marker:20201028_165651 <text:s text:c="2"/></text:p>
          </table:table-cell>
        </table:table-row>
        <table:table-row>
          <table:table-cell table:style-name="表6.A2" office:value-type="string">
            <text:p text:style-name="P7"><text:span text:style-name="T1">#_ </text:span></text:p>
          </table:table-cell>
          <table:table-cell table:style-name="表6.A2" office:value-type="string">
            <text:p text:style-name="P2">step : 2.2 : 8</text:p>
          </table:table-cell>
          <table:table-cell table:style-name="表6.C2" office:value-type="string">
            <text:p text:style-name="P2">//code:20201028_165728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A2" office:value-type="string">
            <text:p text:style-name="P2">caller line</text:p>
          </table:table-cell>
          <table:table-cell table:style-name="表6.C2" office:value-type="string">
            <text:p text:style-name="P2">op_Post_Take_Position ==&gt; 2 entries in the file</text:p>
            <text:list xml:id="list4474482282350284999" text:style-name="L89">
              <text:list-item>
                <text:p text:style-name="P31">//marker:20201028_171313</text:p>
                <text:list>
                  <text:list-item>
                    <text:p text:style-name="P31">==&gt; start()</text:p>
                  </text:list-item>
                </text:list>
              </text:list-item>
              <text:list-item>
                <text:p text:style-name="P31">//_20200518_124428:tmp</text:p>
                <text:list>
                  <text:list-item>
                    <text:p text:style-name="P31">==&gt; init()</text:p>
                  </text:list-item>
                </text:list>
              </text:list-item>
            </text:list>
            <text:p text:style-name="P2">==&gt; both, modify to → new func</text:p>
            <text:p text:style-name="P2"/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A2" office:value-type="string">
            <text:p text:style-name="P2">parameter values</text:p>
          </table:table-cell>
          <table:table-cell table:style-name="表6.C2" office:value-type="string">
            <text:p text:style-name="P2"/>
          </table:table-cell>
        </table:table-row>
      </table:table>
      <text:list xml:id="list37736245" text:continue-list="list37737646" text:style-name="L78">
        <text:list-item>
          <text:list>
            <text:list-item>
              <text:list>
                <text:list-item>
                  <text:p text:style-name="P45">TEST</text:p>
                  <text:list>
                    <text:list-item>
                      <text:p text:style-name="P45">compile ==&gt; OK <text:s text:c="2"/></text:p>
                    </text:list-item>
                  </text:list>
                </text:list-item>
                <text:list-item>
                  <text:p text:style-name="P45">coding : param values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"/>
          </table:table-cell>
          <table:table-cell table:style-name="表7.A1" office:value-type="string">
            <text:p text:style-name="P2">when calling “take_Position__Buy”</text:p>
          </table:table-cell>
          <table:table-cell table:style-name="表7.C1" office:value-type="string">
            <text:list xml:id="list3772973471290778231" text:style-name="L90">
              <text:list-item>
                <text:p text:style-name="P32">the func → called X times</text:p>
                <text:list>
                  <text:list-item>
                    <text:p text:style-name="P32">//marker:20201028_173432 // start()</text:p>
                  </text:list-item>
                  <text:list-item>
                    <text:p text:style-name="P32">//_20190827_131828:caller (//marker:20201028_173715) // _is_Order_Pending</text:p>
                  </text:list-item>
                  <text:list-item>
                    <text:p text:style-name="P32">//marker:20201028_173655 // _is_Order_Pending</text:p>
                  </text:list-item>
                </text:list>
              </text:list-item>
            </text:list>
          </table:table-cell>
        </table:table-row>
        <table:table-row>
          <table:table-cell table:style-name="表7.A2" office:value-type="string">
            <text:p text:style-name="P2"/>
          </table:table-cell>
          <table:table-cell table:style-name="表7.A2" office:value-type="string">
            <text:p text:style-name="P2">“take_Position__Buy” ==&gt; where called?</text:p>
            <text:p text:style-name="P2"><text:soft-page-break/></text:p>
            <text:p text:style-name="P2">//marker:20201028_173432</text:p>
            <text:p text:style-name="P2"/>
            <text:p text:style-name="P2">→ start()</text:p>
            <text:p text:style-name="P2"/>
            <text:p text:style-name="P2">==&gt; let's update this section</text:p>
          </table:table-cell>
          <table:table-cell table:style-name="表7.C2" office:value-type="string">
            <text:p text:style-name="P2">step : j3 : Y : 2 <text:s text:c="26"/>buy ==&gt; exec</text:p>
            <text:p text:style-name="P2"><text:soft-page-break/>step : j3 : Y <text:s text:c="26"/>buy : condition filled</text:p>
            <text:p text:style-name="P2">step : j2 : N <text:s text:c="20"/>order NOT pending</text:p>
            <text:p text:style-name="P2">step : j2 <text:s text:c="14"/>order pending ?</text:p>
            <text:p text:style-name="P2">if(result_b_global == true)//_is_NewBar (//_20200410_152021:tmp)</text:p>
            <text:p text:style-name="P2">step : j1 <text:s text:c="8"/>new bar ?</text:p>
            <text:p text:style-name="P2">step : A : 1 <text:s text:c="8"/>trailing</text:p>
            <text:p text:style-name="P2">step : A : 0 <text:s text:c="8"/>order --&gt; pending?</text:p>
            <text:p text:style-name="P2"><text:s text:c="3"/>==&gt; this section → comment out</text:p>
          </table:table-cell>
        </table:table-row>
        <table:table-row>
          <table:table-cell table:style-name="表7.A2" office:value-type="string">
            <text:p text:style-name="P2"/>
          </table:table-cell>
          <table:table-cell table:style-name="表7.A2" office:value-type="string">
            <text:p text:style-name="P2"/>
          </table:table-cell>
          <table:table-cell table:style-name="表7.C2" office:value-type="string">
            <text:p text:style-name="P2"/>
          </table:table-cell>
        </table:table-row>
      </table:table>
      <text:p text:style-name="P7"/>
      <text:p text:style-name="P7">[next]</text:p>
      <text:list xml:id="list6155792020228893188" text:style-name="L88">
        <text:list-item>
          <text:p text:style-name="P51">TASK : coding ==&gt; continue</text:p>
          <text:list>
            <text:list-item>
              <text:p text:style-name="P38">//marker:20201028_173432 // </text:p>
            </text:list-item>
            <text:list-item>
              <text:p text:style-name="P38">minstoplevel, mintakelevel</text:p>
            </text:list-item>
          </text:list>
        </text:list-item>
      </text:list>
      <text:p text:style-name="P7">[further]</text:p>
      <text:p text:style-name="P9"><text:line-break/><text:span text:style-name="T13">[/ XXX] 20201028_174928</text:span></text:p>
      <text:p text:style-name="P9"/>
      <text:p text:style-name="P9"><text:span text:style-name="T20">@@@</text:span></text:p>
      <text:p text:style-name="P9"/>
      <text:p text:style-name="P15"><text:span text:style-name="T6">13.52_1</text:span><text:span text:style-name="T5">---------------------------------------------------------------------------</text:span></text:p>
      <text:p text:style-name="P59">[2] res free# JVEMV6 44#13.52_X / 44. currency / 13. tasks / 52. new-tester : ea-7 <text:s/>/ XXX</text:p>
      <text:p text:style-name="P9"/>
      <text:p text:style-name="P7">[do] <text:span text:style-name="T1">#_ </text:span></text:p>
      <text:list xml:id="list1386709427724610329" text:style-name="L92">
        <text:list-item>
          <text:p text:style-name="P53">REVIEW </text:p>
        </text:list-item>
        <text:list-item>
          <text:p text:style-name="P53"><text:soft-page-break/>TASK-1</text:p>
        </text:list-item>
      </text:list>
      <text:p text:style-name="P7">[next]</text:p>
      <text:list xml:id="list4813731392347129717" text:style-name="L91">
        <text:list-item>
          <text:p text:style-name="P52">TASK</text:p>
        </text:list-item>
      </text:list>
      <text:p text:style-name="P7">[further]</text:p>
      <text:p text:style-name="P9"><text:line-break/><text:span text:style-name="T13">[/ XXX] </text:span></text:p>
      <text:p text:style-name="P9"/>
      <text:p text:style-name="P9"/>
      <text:p text:style-name="P15"><text:span text:style-name="T6">13.48_7</text:span><text:span text:style-name="T5">---------------------------------------------------------------------------</text:span></text:p>
      <text:p text:style-name="P18">[8] res free# JVEMV6 44#13.51.1_X / 44. currency / 13. tasks / 51. observe / 1. specific-selections:prev 4 bars ==&gt; all up/down / XXX</text:p>
      <text:p text:style-name="P7"/>
      <text:p text:style-name="P7">[do] <text:span text:style-name="T1">#_ </text:span></text:p>
      <text:list xml:id="list37731843" text:continue-list="list37736245" text:style-name="L78">
        <text:list-item>
          <text:p text:style-name="P45">REVIEW </text:p>
        </text:list-item>
        <text:list-item>
          <text:p text:style-name="P45">TASK-1</text:p>
        </text:list-item>
      </text:list>
      <text:p text:style-name="P7">[next]</text:p>
      <text:list xml:id="list8076670777826580963" text:style-name="L79">
        <text:list-item>
          <text:p text:style-name="P46">TASK</text:p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7"/>
      <text:p text:style-name="P15"><text:span text:style-name="T6">6.2.4_6</text:span><text:span text:style-name="T5">---------------------------------------------------------------------------</text:span></text:p>
      <text:p text:style-name="P18">[7] res free# JVEMV6 44#TASKS_49.1 / 44. currency / TASKS-49.1 combined-list:selection:prev-4-bars / XXX</text:p>
      <text:p text:style-name="P7"><text:soft-page-break/></text:p>
      <text:p text:style-name="P7">[do] <text:span text:style-name="T1">#_ </text:span></text:p>
      <text:list xml:id="list2769040774697772714" text:style-name="L64">
        <text:list-item>
          <text:p text:style-name="P42">REVIEW </text:p>
        </text:list-item>
        <text:list-item>
          <text:p text:style-name="P42">TASK-1</text:p>
        </text:list-item>
      </text:list>
      <text:p text:style-name="P7">[next]</text:p>
      <text:list xml:id="list2159403558025338143" text:style-name="L80">
        <text:list-item>
          <text:p text:style-name="P47">TASK</text:p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7"/>
      <text:p text:style-name="P7">------------------------------------------------ [TEMPLATE] 20191224_144528</text:p>
      <text:p text:style-name="P7"><text:span text:style-name="T12">XX</text:span>---------------------------------------------------------------------------</text:p>
      <text:p text:style-name="P18">res free# JVEMV6 44#10.2_XX / 44. currency / 10. prog-php / 2. tester / <text:s/>XXXX</text:p>
      <text:p text:style-name="P18"/>
      <text:p text:style-name="P7">[do] <text:span text:style-name="T1">#_ </text:span></text:p>
      <text:list xml:id="list2616917454794609476" text:style-name="L3">
        <text:list-item>
          <text:p text:style-name="P41">REVIEW </text:p>
        </text:list-item>
        <text:list-item>
          <text:p text:style-name="P41">TASK-1</text:p>
        </text:list-item>
      </text:list>
      <text:p text:style-name="P7">[next]</text:p>
      <text:list xml:id="list3406333976920763434" text:style-name="L81">
        <text:list-item>
          <text:p text:style-name="P48">TASK</text:p>
        </text:list-item>
      </text:list>
      <text:p text:style-name="P7">[further]</text:p>
      <text:p text:style-name="P14"><text:line-break/><text:span text:style-name="T13">[/ XXX] </text:span></text:p>
      <text:p text:style-name="P23"/>
      <text:p text:style-name="P23"><text:soft-page-break/></text:p>
      <text:p text:style-name="P23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4150779399416710725" text:style-name="L82">
        <text:list-item>
          <text:p text:style-name="P49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7707962" text:continue-numbering="true" text:style-name="L82">
        <text:list-item>
          <text:p text:style-name="P49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5622261763245802900" text:style-name="L83">
        <text:list-item>
          <text:p text:style-name="P39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5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5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8487853845088164007" text:style-name="L84">
              <text:list-item>
                <text:p text:style-name="P33">M – w &gt; a (new window)</text:p>
              </text:list-item>
              <text:list-item>
                <text:p text:style-name="P33">doc 2 : select → session number</text:p>
              </text:list-item>
              <text:list-item>
                <text:p text:style-name="P33">doc 1</text:p>
                <text:list>
                  <text:list-item>
                    <text:p text:style-name="P33"><text:soft-page-break/>DUP → template</text:p>
                  </text:list-item>
                  <text:list-item>
                    <text:p text:style-name="P33">session num → paste</text:p>
                  </text:list-item>
                  <text:list-item>
                    <text:p text:style-name="P33">datetime ==&gt; change to “XXX”</text:p>
                  </text:list-item>
                  <text:list-item>
                    <text:p text:style-name="P33">session num → update</text:p>
                  </text:list-item>
                </text:list>
              </text:list-item>
              <text:list-item>
                <text:p text:style-name="P33">doc 2 : select → session string</text:p>
              </text:list-item>
              <text:list-item>
                <text:p text:style-name="P37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5"><text:s/>git</text:p>
            <text:list xml:id="list9116510609034684247" text:style-name="L85">
              <text:list-item>
                <text:p text:style-name="P34">commit</text:p>
                <text:list>
                  <text:list-item>
                    <text:p text:style-name="P34">jve</text:p>
                  </text:list-item>
                  <text:list-item>
                    <text:p text:style-name="P34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29">###</text:p>
          </table:table-cell>
          <table:covered-table-cell/>
        </table:table-row>
        <table:table-row>
          <table:table-cell table:style-name="表5.A6" office:value-type="float" office:value="1">
            <text:p text:style-name="P28">1</text:p>
          </table:table-cell>
          <table:table-cell table:style-name="表5.A3" office:value-type="string">
            <text:p text:style-name="P27"><office:annotation office:name="__Annotation__8900_5646382082"><dc:creator>iwabuchi ken</dc:creator><dc:date>2020-06-18T17:30:51.45</dc:date><text:p text:style-name="P60"><text:span text:style-name="T21">https://stackoverflow.com/questions/357315/get-list-of-passed-arguments-in-windows-batch-script-bat</text:span></text:p></office:annotation><text:span text:style-name="T16">C:</text:span><office:annotation-end office:name="__Annotation__8900_5646382082"/><text:span text:style-name="T16">\WORKS_2\WS\WS_Others.JVEMV6\JVEMV6\44_currency\10_prog-php\2_tester\end_all_cake.bat <text:s text:c="8"/></text:span><text:span text:style-name="T17"><text:s text:c="4"/></text:span><text:s text:c="31"/><text:span text:style-name="T4">[1] res free# JVEMV6 44#13.52_X / 44. currency / 13. tasks / 52. new-tester : ea-7 <text:s/>/ 20201028_163804</text:span></text:p>
          </table:table-cell>
        </table:table-row>
        <table:table-row>
          <table:table-cell table:style-name="表5.A6" office:value-type="float" office:value="2">
            <text:p text:style-name="P26">2</text:p>
          </table:table-cell>
          <table:table-cell table:style-name="表5.A3" office:value-type="string">
            <text:p text:style-name="P26"><office:annotation office:name="__Annotation__8900_56463820813"><dc:creator>iwabuchi ken</dc:creator><dc:date>2020-06-18T17:30:51.45</dc:date><text:p text:style-name="P60"><text:span text:style-name="T21">https://stackoverflow.com/questions/357315/get-list-of-passed-arguments-in-windows-batch-script-bat</text:span></text:p></office:annotation><text:span text:style-name="T16">C:</text:span><office:annotation-end office:name="__Annotation__8900_56463820813"/><text:span text:style-name="T16">\WORKS_2\WS\WS_Others.JVEMV6\JVEMV6\44_currency\10_prog-php\2_tester\end_all_mt4.bat <text:s text:c="55"/></text:span><text:span text:style-name="T4">[1] res free# JVEMV6 44#13.52_X / 44. currency / 13. tasks / 52. new-tester : ea-7 <text:s/>/ 20201028_163804</text:span></text:p>
          </table:table-cell>
        </table:table-row>
        <table:table-row>
          <table:table-cell table:style-name="表5.A6" office:value-type="float" office:value="3">
            <text:p text:style-name="P26">3</text:p>
          </table:table-cell>
          <table:table-cell table:style-name="表5.A3" office:value-type="string">
            <text:p text:style-name="P26"><office:annotation office:name="__Annotation__8900_564638208111"><dc:creator>iwabuchi ken</dc:creator><dc:date>2020-06-18T17:30:51.45</dc:date><text:p text:style-name="P60"><text:span text:style-name="T21">https://stackoverflow.com/questions/357315/get-list-of-passed-arguments-in-windows-batch-script-bat</text:span></text:p></office:annotation><text:span text:style-name="T15">C:</text:span><office:annotation-end office:name="__Annotation__8900_564638208111"/><text:span text:style-name="T15">\WORKS_2\WS\WS_Others.JVEMV6\JVEMV6\44_currency\10_prog-php\2_tester\end_all_jve.bat</text:span> <text:span text:style-name="T4">[1] res free# JVEMV6 44#13.52_X / 44. currency / 13. tasks / 52. new-tester : ea-7 <text:s/>/ 20201028_163804</text:span></text:p>
          </table:table-cell>
        </table:table-row>
        <table:table-row>
          <table:table-cell table:style-name="表5.A6" office:value-type="float" office:value="4">
            <text:p text:style-name="P26">4</text:p>
          </table:table-cell>
          <table:table-cell table:style-name="表5.A3" office:value-type="string">
            <text:p text:style-name="P26"><office:annotation office:name="__Annotation__8900_564638208121"><dc:creator>iwabuchi ken</dc:creator><dc:date>2020-06-18T17:30:51.46</dc:date><text:p text:style-name="P60"><text:span text:style-name="T21">https://stackoverflow.com/questions/357315/get-list-of-passed-arguments-in-windows-batch-script-bat</text:span></text:p></office:annotation><text:span text:style-name="T15">C:</text:span><office:annotation-end office:name="__Annotation__8900_564638208121"/><text:span text:style-name="T15">\WORKS_2\WS\WS_Others.JVEMV6\JVEMV6\44_currency\10_prog-php\2_tester\end_all_apps.bat</text:span> <text:span text:style-name="T4">[1] res free# JVEMV6 44#13.52_X / 44. currency / 13. tasks / 52. new-tester : ea-7 <text:s/>/ 20201028_163804</text:span></text:p>
          </table:table-cell>
        </table:table-row>
        <table:table-row>
          <table:table-cell table:style-name="表5.A3" table:number-columns-spanned="2" office:value-type="string">
            <text:p text:style-name="P28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8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8"/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7135063884821202862" text:style-name="L86">
              <text:list-item>
                <text:p text:style-name="P35">doc 1 : select → git push, echo</text:p>
              </text:list-item>
              <text:list-item>
                <text:p text:style-name="P35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19"><text:span text:style-name="T8">C:\WORKS_2\WS\WS_Others.JVEMV6\JVEMV6\37_miscs\12_pro</text:span><text:span text:style-name="T8">grammin</text:span><text:span text:style-name="T8">g\3_fx-log-file\end_apps.bat &amp;&amp; echo.&gt;&gt; </text:span><text:soft-page-break/><text:span text:style-name="T8">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1">C:\WORKS_2\a.bat &amp;&amp; r oj &amp;&amp; git add -A &amp;&amp; git commit -m ^"<text:span text:style-name="T9">[21] </text:span><text:span text:style-name="T9">res free# </text:span><text:span text:style-name="T9">JVEMV6 44#10.2.2_XX / 44. currency / 10. prog-php / </text:span><text:span text:style-name="T9">2. tester / 2. <text:s/></text:span><text:span text:style-name="T9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1">C:\WORKS_2\a.bat &amp;&amp; r c &amp;&amp; git add -A &amp;&amp; git commit -m ^"<text:span text:style-name="T9">[20] </text:span><text:span text:style-name="T9">res free# </text:span><text:span text:style-name="T9">JVEMV6 44#10.2.2_XX / 44. currency / 10. prog-php / </text:span><text:span text:style-name="T9">2. tester / 2. <text:s/></text:span><text:span text:style-name="T9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0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close</text:p>
            <text:list xml:id="list1952796349524040551" text:style-name="L87">
              <text:list-item>
                <text:p text:style-name="P36">eclipse</text:p>
              </text:list-item>
              <text:list-item>
                <text:p text:style-name="P36">mt4</text:p>
              </text:list-item>
              <text:list-item>
                <text:p text:style-name="P36">folders</text:p>
              </text:list-item>
              <text:list-item>
                <text:p text:style-name="P36">sakura files</text:p>
              </text:list-item>
              <text:list-item>
                <text:p text:style-name="P36">docs</text:p>
              </text:list-item>
            </text:list>
          </table:table-cell>
          <table:covered-table-cell/>
        </table:table-row>
      </table:table>
      <text:list xml:id="list37735618" text:continue-list="list5622261763245802900" text:style-name="L83">
        <text:list-item>
          <text:p text:style-name="P39">git</text:p>
          <text:list>
            <text:list-item>
              <text:p text:style-name="P39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22"><text:span text:style-name="T8">C:\WORKS_2\WS\WS_Others.JVEMV6\JVEMV6\37_miscs\12_pro</text:span><text:span text:style-name="T8">grammin</text:span><text:span text:style-name="T8">g\3_fx-log-file\end_apps.bat &amp;&amp; echo.&gt;&gt; </text:span><text:span text:style-name="T8">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7709816" text:continue-numbering="true" text:style-name="L83">
        <text:list-item>
          <text:list>
            <text:list-item>
              <text:p text:style-name="P39"><text:soft-page-break/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3">C:\WORKS_2\WS\WS_Others.JVEMV6\JVEMV6\37_miscs\12_programmin</text:span><text:span text:style-name="T3">g\3_fx-log-file\end_apps.bat</text:span></text:p>
          </table:table-cell>
        </table:table-row>
        <table:table-row>
          <table:table-cell table:style-name="表10.A2" office:value-type="string">
            <text:p text:style-name="P20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20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</table:table>
      <text:list xml:id="list37725558" text:continue-numbering="true" text:style-name="L83">
        <text:list-item>
          <text:p text:style-name="P39">move “<text:span text:style-name="T2">@@@</text:span>”</text:p>
        </text:list-item>
        <text:list-item>
          <text:p text:style-name="P50">DUP : template</text:p>
        </text:list-item>
      </text:list>
      <text:p text:style-name="P7"/>
      <text:p text:style-name="P7">/ ------------------------------------------------------- [STEPS : closing] 20191220_142139 /</text:p>
      <text:p text:style-name="P13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10-28T17:50:41.17</dc:date>
    <dc:creator>iwabuchi ken</dc:creator>
    <meta:editing-duration>P12DT3H8M10S</meta:editing-duration>
    <meta:editing-cycles>1969</meta:editing-cycles>
    <meta:generator>OpenOffice/4.1.3$Win32 OpenOffice.org_project/413m1$Build-9783</meta:generator>
    <meta:document-statistic meta:table-count="11" meta:image-count="0" meta:object-count="0" meta:page-count="13" meta:paragraph-count="216" meta:word-count="976" meta:character-count="9148"/>
  </office:meta>
</office:document-meta>
</file>